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7c592" officeooo:paragraph-rsid="000e4417"/>
    </style:style>
    <style:style style:name="P2" style:family="paragraph">
      <style:paragraph-properties fo:text-align="center"/>
    </style:style>
    <style:style style:name="P3" style:family="paragraph">
      <style:paragraph-properties fo:margin-top="0.101cm" fo:margin-bottom="0.101cm" fo:text-align="center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font-size="12pt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fit-to-size="shrink-to-fit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textarea-horizontal-align="justify" draw:textarea-vertical-align="middle" draw:fit-to-size="shrink-to-fit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1" draw:style-name="gr2" draw:text-style-name="P4" svg:width="3.005cm" svg:height="1.803cm" svg:x="6.38cm" svg:y="2.353cm"><text:p text:style-name="P2"><text:span text:style-name="T2">IEEE</text:span></text:p><text:p text:style-name="P2"><text:span text:style-name="T3">(106)</text:span></text:p></draw:rect><draw:rect text:anchor-type="paragraph" draw:z-index="2" draw:style-name="gr2" draw:text-style-name="P2" svg:width="3.001cm" svg:height="1.8cm" svg:x="12.688cm" svg:y="2.353cm"><text:p text:style-name="P2">Springer</text:p><text:p text:style-name="P2">Link</text:p><text:p text:style-name="P2"><text:span text:style-name="T1">(1084)</text:span></text:p></draw:rect><draw:rect text:anchor-type="paragraph" draw:z-index="3" draw:style-name="gr2" draw:text-style-name="P2" svg:width="3.001cm" svg:height="1.8cm" svg:x="15.819cm" svg:y="2.353cm"><text:p text:style-name="P2">Web Of </text:p><text:p text:style-name="P2">Science</text:p><text:p text:style-name="P2"><text:span text:style-name="T1">(157)</text:span></text:p></draw:rect><draw:rect text:anchor-type="paragraph" draw:z-index="4" draw:style-name="gr2" draw:text-style-name="P2" svg:width="3.001cm" svg:height="1.8cm" svg:x="3.191cm" svg:y="2.353cm"><text:p text:style-name="P2">Elsevier </text:p><text:p text:style-name="P2">Science Direct</text:p><text:p text:style-name="P2"><text:span text:style-name="T1">(421)</text:span></text:p></draw:rect><draw:rect text:anchor-type="paragraph" draw:z-index="5" draw:style-name="gr2" draw:text-style-name="P2" svg:width="3.001cm" svg:height="1.8cm" svg:x="9.539cm" svg:y="2.353cm"><text:p text:style-name="P2">Scopus</text:p><text:p text:style-name="P2"><text:span text:style-name="T1">(419)</text:span></text:p></draw:rect><draw:rect text:anchor-type="paragraph" draw:z-index="0" draw:style-name="gr1" draw:text-style-name="P2" svg:width="3.001cm" svg:height="1.8cm" svg:x="2.018cm" svg:y="2.353cm"><text:p text:style-name="P2">ACM</text:p><text:p text:style-name="P3">Digital Library</text:p><text:p text:style-name="P2"><text:span text:style-name="T1">(261)</text:span></text:p></draw:rect><draw:rect text:anchor-type="paragraph" draw:z-index="6" draw:style-name="gr1" draw:text-style-name="P2" svg:width="3.001cm" svg:height="1.8cm" svg:x="2.018cm" svg:y="7.56cm"><text:p text:style-name="P2">ACM</text:p><text:p text:style-name="P3">Digital Library</text:p><text:p text:style-name="P2"><text:span text:style-name="T1">(20)</text:span></text:p></draw:rect><draw:rect text:anchor-type="paragraph" draw:z-index="7" draw:style-name="gr2" draw:text-style-name="P4" svg:width="3.005cm" svg:height="1.803cm" svg:x="6.38cm" svg:y="7.56cm"><text:p text:style-name="P2"><text:span text:style-name="T2">IEEE</text:span></text:p><text:p text:style-name="P2"><text:span text:style-name="T3">(18)</text:span></text:p></draw:rect><draw:rect text:anchor-type="paragraph" draw:z-index="8" draw:style-name="gr2" draw:text-style-name="P2" svg:width="3.001cm" svg:height="1.8cm" svg:x="12.688cm" svg:y="7.56cm"><text:p text:style-name="P2">Springer</text:p><text:p text:style-name="P2">Link</text:p><text:p text:style-name="P2"><text:span text:style-name="T1">(19)</text:span></text:p></draw:rect><draw:rect text:anchor-type="paragraph" draw:z-index="9" draw:style-name="gr2" draw:text-style-name="P2" svg:width="3.001cm" svg:height="1.8cm" svg:x="15.819cm" svg:y="7.56cm"><text:p text:style-name="P2">Web Of </text:p><text:p text:style-name="P2">Science</text:p><text:p text:style-name="P2"><text:span text:style-name="T1">(9)</text:span></text:p></draw:rect><draw:rect text:anchor-type="paragraph" draw:z-index="10" draw:style-name="gr2" draw:text-style-name="P2" svg:width="3.001cm" svg:height="1.8cm" svg:x="3.191cm" svg:y="7.56cm"><text:p text:style-name="P2">Elsevier </text:p><text:p text:style-name="P2">Science Direct</text:p><text:p text:style-name="P2"><text:span text:style-name="T1">(8)</text:span></text:p></draw:rect><draw:rect text:anchor-type="paragraph" draw:z-index="11" draw:style-name="gr2" draw:text-style-name="P2" svg:width="3.001cm" svg:height="1.8cm" svg:x="9.539cm" svg:y="7.56cm"><text:p text:style-name="P2">Scopus</text:p><text:p text:style-name="P2"><text:span text:style-name="T1">(2)</text:span></text:p></draw:rect><draw:rect text:anchor-type="paragraph" draw:z-index="12" draw:style-name="gr2" draw:text-style-name="P4" svg:width="6.257cm" svg:height="1.959cm" svg:x="6.287cm" svg:y="4.909cm"><text:p text:style-name="P2"><text:span text:style-name="T4">Aplicación de Nuestras </text:span></text:p><text:p text:style-name="P2"><text:span text:style-name="T3">Criterios de Inclusión y Exclusión</text:span></text:p><text:p text:style-name="P2"><text:span text:style-name="T4">Se Identificaron</text:span><text:span text:style-name="T3"> 76</text:span><text:span text:style-name="T4"> Estudios </text:span></text:p><text:p text:style-name="P2"><text:span text:style-name="T3">Relevantes</text:span></text:p></draw:rect><draw:rect text:anchor-type="paragraph" draw:z-index="13" draw:style-name="gr1" draw:text-style-name="P2" svg:width="3.001cm" svg:height="1.8cm" svg:x="2.018cm" svg:y="2.353cm"><text:p text:style-name="P2">ACM</text:p><text:p text:style-name="P3">Digital Library</text:p><text:p text:style-name="P2"><text:span text:style-name="T1">(261)</text:span></text:p></draw:rect><draw:rect text:anchor-type="paragraph" draw:z-index="14" draw:style-name="gr2" draw:text-style-name="P4" svg:width="3.005cm" svg:height="1.803cm" svg:x="6.38cm" svg:y="2.353cm"><text:p text:style-name="P2"><text:span text:style-name="T2">IEEE</text:span></text:p><text:p text:style-name="P2"><text:span text:style-name="T3">(106)</text:span></text:p></draw:rect><draw:rect text:anchor-type="paragraph" draw:z-index="15" draw:style-name="gr2" draw:text-style-name="P2" svg:width="3.001cm" svg:height="1.8cm" svg:x="12.688cm" svg:y="2.353cm"><text:p text:style-name="P2">Springer</text:p><text:p text:style-name="P2">Link</text:p><text:p text:style-name="P2"><text:span text:style-name="T1">(1084)</text:span></text:p></draw:rect><draw:rect text:anchor-type="paragraph" draw:z-index="16" draw:style-name="gr2" draw:text-style-name="P2" svg:width="3.001cm" svg:height="1.8cm" svg:x="15.819cm" svg:y="2.353cm"><text:p text:style-name="P2">Web Of </text:p><text:p text:style-name="P2">Science</text:p><text:p text:style-name="P2"><text:span text:style-name="T1">(157)</text:span></text:p></draw:rect><draw:rect text:anchor-type="paragraph" draw:z-index="17" draw:style-name="gr2" draw:text-style-name="P2" svg:width="3.001cm" svg:height="1.8cm" svg:x="3.191cm" svg:y="2.353cm"><text:p text:style-name="P2">Elsevier </text:p><text:p text:style-name="P2">Science Direct</text:p><text:p text:style-name="P2"><text:span text:style-name="T1">(421)</text:span></text:p></draw:rect><draw:rect text:anchor-type="paragraph" draw:z-index="18" draw:style-name="gr2" draw:text-style-name="P2" svg:width="3.001cm" svg:height="1.8cm" svg:x="9.539cm" svg:y="2.353cm"><text:p text:style-name="P2">Scopus</text:p><text:p text:style-name="P2"><text:span text:style-name="T1">(419)</text:span></text:p></draw:rect><draw:rect text:anchor-type="paragraph" draw:z-index="19" draw:style-name="gr2" draw:text-style-name="P4" svg:width="6.164cm" svg:height="1.766cm" svg:x="6.382cm" svg:y="-0.09cm"><text:p text:style-name="P2"><text:span text:style-name="T2">Se encontraron </text:span><text:span text:style-name="T3">2448</text:span><text:span text:style-name="T4"> </text:span><text:span text:style-name="T3">Estudios </text:span></text:p><text:p text:style-name="P2"><text:span text:style-name="T4">con la Aplicación de Nuestras </text:span></text:p><text:p text:style-name="P2"><text:span text:style-name="T3">3 Cadenas de Búsqueda</text:span><text:span text:style-name="T4">.</text:span></text:p></draw:rect><draw:rect text:anchor-type="paragraph" draw:z-index="20" draw:style-name="gr1" draw:text-style-name="P2" svg:width="3.001cm" svg:height="1.8cm" svg:x="2.018cm" svg:y="12.524cm"><text:p text:style-name="P2">ACM</text:p><text:p text:style-name="P3">Digital Library</text:p><text:p text:style-name="P2"><text:span text:style-name="T1">(11)</text:span></text:p></draw:rect><draw:rect text:anchor-type="paragraph" draw:z-index="21" draw:style-name="gr2" draw:text-style-name="P4" svg:width="3.005cm" svg:height="1.803cm" svg:x="6.38cm" svg:y="12.524cm"><text:p text:style-name="P2"><text:span text:style-name="T2">IEEE</text:span></text:p><text:p text:style-name="P2"><text:span text:style-name="T3">(14)</text:span></text:p></draw:rect><draw:rect text:anchor-type="paragraph" draw:z-index="22" draw:style-name="gr2" draw:text-style-name="P2" svg:width="3.001cm" svg:height="1.8cm" svg:x="12.688cm" svg:y="12.524cm"><text:p text:style-name="P2">Springer</text:p><text:p text:style-name="P2">Link</text:p><text:p text:style-name="P2"><text:span text:style-name="T1">(14)</text:span></text:p></draw:rect><draw:rect text:anchor-type="paragraph" draw:z-index="23" draw:style-name="gr2" draw:text-style-name="P2" svg:width="3.001cm" svg:height="1.8cm" svg:x="15.819cm" svg:y="12.524cm"><text:p text:style-name="P2">Web Of </text:p><text:p text:style-name="P2">Science</text:p><text:p text:style-name="P2"><text:span text:style-name="T1">(8)</text:span></text:p></draw:rect><draw:rect text:anchor-type="paragraph" draw:z-index="24" draw:style-name="gr2" draw:text-style-name="P2" svg:width="3.001cm" svg:height="1.8cm" svg:x="3.191cm" svg:y="12.524cm"><text:p text:style-name="P2">Elsevier </text:p><text:p text:style-name="P2">Science Direct</text:p><text:p text:style-name="P2"><text:span text:style-name="T1">(6)</text:span></text:p></draw:rect><draw:rect text:anchor-type="paragraph" draw:z-index="25" draw:style-name="gr2" draw:text-style-name="P2" svg:width="3.001cm" svg:height="1.8cm" svg:x="9.539cm" svg:y="12.524cm"><text:p text:style-name="P2">Scopus</text:p><text:p text:style-name="P2"><text:span text:style-name="T1">(2)</text:span></text:p></draw:rect><draw:rect text:anchor-type="paragraph" draw:z-index="26" draw:style-name="gr2" draw:text-style-name="P4" svg:width="7.065cm" svg:height="1.768cm" svg:x="5.861cm" svg:y="10.089cm"><text:p text:style-name="P2"><text:span text:style-name="T2">Se encontraron </text:span><text:span text:style-name="T3">55</text:span><text:span text:style-name="T4"> </text:span><text:span text:style-name="T3">Estudios Primarios</text:span></text:p><text:p text:style-name="P2"><text:span text:style-name="T4">Para Desarrollar esta Investigación.</text:span></text:p></draw:rect><draw:line text:anchor-type="paragraph" draw:z-index="27" draw:style-name="gr3" draw:text-style-name="P2" svg:x1="1.522cm" svg:y1="4.152cm" svg:x2="6.38cm" svg:y2="5.859cm"><text:p/></draw:line><draw:line text:anchor-type="paragraph" draw:z-index="28" draw:style-name="gr3" draw:text-style-name="P2" svg:x1="4.671cm" svg:y1="4.152cm" svg:x2="6.38cm" svg:y2="5.859cm"><text:p/></draw:line><draw:line text:anchor-type="paragraph" draw:z-index="29" draw:style-name="gr3" draw:text-style-name="P2" svg:x1="7.913cm" svg:y1="4.156cm" svg:x2="9.433cm" svg:y2="4.911cm"><text:p/></draw:line><draw:line text:anchor-type="paragraph" draw:z-index="30" draw:style-name="gr3" draw:text-style-name="P2" svg:x1="11.036cm" svg:y1="4.152cm" svg:x2="9.433cm" svg:y2="4.91cm"><text:p/></draw:line><draw:line text:anchor-type="paragraph" draw:z-index="31" draw:style-name="gr3" draw:text-style-name="P2" svg:x1="14.229cm" svg:y1="4.152cm" svg:x2="12.543cm" svg:y2="5.854cm"><text:p/></draw:line><draw:line text:anchor-type="paragraph" draw:z-index="32" draw:style-name="gr3" draw:text-style-name="P2" svg:x1="17.288cm" svg:y1="4.152cm" svg:x2="12.543cm" svg:y2="5.854cm"><text:p/></draw:line><draw:line text:anchor-type="paragraph" draw:z-index="33" draw:style-name="gr3" draw:text-style-name="P2" svg:x1="1.512cm" svg:y1="7.56cm" svg:x2="9.434cm" svg:y2="6.883cm"><text:p/></draw:line><draw:line text:anchor-type="paragraph" draw:z-index="34" draw:style-name="gr3" draw:text-style-name="P2" svg:x1="4.671cm" svg:y1="7.56cm" svg:x2="9.599cm" svg:y2="6.883cm"><text:p/></draw:line><draw:line text:anchor-type="paragraph" draw:z-index="35" draw:style-name="gr3" draw:text-style-name="P2" svg:x1="7.895cm" svg:y1="7.56cm" svg:x2="9.433cm" svg:y2="6.883cm"><text:p/></draw:line><draw:line text:anchor-type="paragraph" draw:z-index="36" draw:style-name="gr3" draw:text-style-name="P2" svg:x1="10.987cm" svg:y1="7.56cm" svg:x2="9.433cm" svg:y2="6.883cm"><text:p/></draw:line><draw:line text:anchor-type="paragraph" draw:z-index="37" draw:style-name="gr3" draw:text-style-name="P2" svg:x1="14.18cm" svg:y1="7.56cm" svg:x2="9.433cm" svg:y2="6.883cm"><text:p/></draw:line><draw:line text:anchor-type="paragraph" draw:z-index="38" draw:style-name="gr3" draw:text-style-name="P2" svg:x1="17.288cm" svg:y1="7.56cm" svg:x2="9.433cm" svg:y2="6.883cm"><text:p/></draw:line><draw:line text:anchor-type="paragraph" draw:z-index="39" draw:style-name="gr3" draw:text-style-name="P2" svg:x1="1.512cm" svg:y1="2.353cm" svg:x2="9.434cm" svg:y2="1.676cm"><text:p/></draw:line><draw:line text:anchor-type="paragraph" draw:z-index="40" draw:style-name="gr3" draw:text-style-name="P2" svg:x1="4.671cm" svg:y1="2.353cm" svg:x2="9.599cm" svg:y2="1.676cm"><text:p/></draw:line><draw:line text:anchor-type="paragraph" draw:z-index="41" draw:style-name="gr3" draw:text-style-name="P2" svg:x1="7.895cm" svg:y1="2.353cm" svg:x2="9.433cm" svg:y2="1.676cm"><text:p/></draw:line><draw:line text:anchor-type="paragraph" draw:z-index="42" draw:style-name="gr3" draw:text-style-name="P2" svg:x1="10.987cm" svg:y1="2.353cm" svg:x2="9.433cm" svg:y2="1.676cm"><text:p/></draw:line><draw:line text:anchor-type="paragraph" draw:z-index="43" draw:style-name="gr3" draw:text-style-name="P2" svg:x1="14.18cm" svg:y1="2.353cm" svg:x2="9.433cm" svg:y2="1.676cm"><text:p/></draw:line><draw:line text:anchor-type="paragraph" draw:z-index="44" draw:style-name="gr3" draw:text-style-name="P2" svg:x1="17.288cm" svg:y1="2.353cm" svg:x2="9.433cm" svg:y2="1.676cm"><text:p/></draw:line><draw:line text:anchor-type="paragraph" draw:z-index="45" draw:style-name="gr3" draw:text-style-name="P2" svg:x1="1.512cm" svg:y1="12.545cm" svg:x2="9.434cm" svg:y2="11.868cm"><text:p/></draw:line><draw:line text:anchor-type="paragraph" draw:z-index="46" draw:style-name="gr3" draw:text-style-name="P2" svg:x1="4.671cm" svg:y1="12.545cm" svg:x2="9.599cm" svg:y2="11.868cm"><text:p/></draw:line><draw:line text:anchor-type="paragraph" draw:z-index="47" draw:style-name="gr3" draw:text-style-name="P2" svg:x1="7.895cm" svg:y1="12.545cm" svg:x2="9.433cm" svg:y2="11.868cm"><text:p/></draw:line><draw:line text:anchor-type="paragraph" draw:z-index="48" draw:style-name="gr3" draw:text-style-name="P2" svg:x1="10.987cm" svg:y1="12.545cm" svg:x2="9.433cm" svg:y2="11.868cm"><text:p/></draw:line><draw:line text:anchor-type="paragraph" draw:z-index="49" draw:style-name="gr3" draw:text-style-name="P2" svg:x1="14.18cm" svg:y1="12.545cm" svg:x2="9.433cm" svg:y2="11.868cm"><text:p/></draw:line><draw:line text:anchor-type="paragraph" draw:z-index="50" draw:style-name="gr3" draw:text-style-name="P2" svg:x1="17.288cm" svg:y1="12.545cm" svg:x2="9.433cm" svg:y2="11.868cm"><text:p/></draw:line><draw:line text:anchor-type="paragraph" draw:z-index="51" draw:style-name="gr3" draw:text-style-name="P2" svg:x1="1.522cm" svg:y1="9.359cm" svg:x2="5.861cm" svg:y2="10.938cm"><text:p/></draw:line><draw:line text:anchor-type="paragraph" draw:z-index="52" draw:style-name="gr3" draw:text-style-name="P2" svg:x1="4.671cm" svg:y1="9.359cm" svg:x2="5.862cm" svg:y2="10.938cm"><text:p/></draw:line><draw:line text:anchor-type="paragraph" draw:z-index="53" draw:style-name="gr3" draw:text-style-name="P2" svg:x1="7.913cm" svg:y1="9.363cm" svg:x2="9.433cm" svg:y2="10.118cm"><text:p/></draw:line><draw:line text:anchor-type="paragraph" draw:z-index="54" draw:style-name="gr3" draw:text-style-name="P2" svg:x1="11.036cm" svg:y1="9.359cm" svg:x2="9.433cm" svg:y2="10.117cm"><text:p/></draw:line><draw:line text:anchor-type="paragraph" draw:z-index="55" draw:style-name="gr3" draw:text-style-name="P2" svg:x1="14.23cm" svg:y1="9.359cm" svg:x2="12.926cm" svg:y2="10.962cm"><text:p/></draw:line><draw:line text:anchor-type="paragraph" draw:z-index="56" draw:style-name="gr3" draw:text-style-name="P2" svg:x1="17.288cm" svg:y1="9.359cm" svg:x2="12.926cm" svg:y2="10.96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1:45:34.350115866</meta:creation-date>
    <dc:date>2015-12-10T03:08:06.355977269</dc:date>
    <meta:editing-duration>PT2H15M37S</meta:editing-duration>
    <meta:editing-cycles>6</meta:editing-cycles>
    <meta:generator>LibreOffice/5.0.2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